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font-weight="normal" officeooo:rsid="00003c3f" officeooo:paragraph-rsid="00142382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02bed7" officeooo:paragraph-rsid="00142382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03c3f" officeooo:paragraph-rsid="0014238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03c3f" officeooo:paragraph-rsid="0014238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147e8" officeooo:paragraph-rsid="0014238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42382" officeooo:paragraph-rsid="0014238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5b4e3" officeooo:paragraph-rsid="0015b4e3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0147e8" officeooo:paragraph-rsid="00142382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0147e8" officeooo:paragraph-rsid="00142382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142382" officeooo:paragraph-rsid="0014238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42382" officeooo:paragraph-rsid="0014238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5b4e3" officeooo:paragraph-rsid="0015b4e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03c3f" officeooo:paragraph-rsid="0014238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0ce05" officeooo:paragraph-rsid="0014238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5b4e3" officeooo:paragraph-rsid="0015b4e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003c3f" officeooo:paragraph-rsid="0014238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142382" officeooo:paragraph-rsid="00142382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officeooo:rsid="0015b4e3" officeooo:paragraph-rsid="0015b4e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15b4e3"/>
    </style:style>
    <style:style style:name="P21" style:family="paragraph" style:parent-style-name="List_20_Paragraph" style:list-style-name="WWNum1">
      <style:paragraph-properties fo:text-align="justify" style:justify-single-word="false"/>
      <style:text-properties fo:font-weight="bold" officeooo:rsid="0015b4e3" officeooo:paragraph-rsid="0015b4e3" style:font-weight-asian="bold" style:font-weight-complex="bold"/>
    </style:style>
    <style:style style:name="P22" style:family="paragraph" style:list-style-name="WWNum4">
      <style:paragraph-properties fo:margin-left="0cm" fo:margin-right="0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23" style:family="paragraph" style:list-style-name="WWNum1"/>
    <style:style style:name="P24" style:family="paragraph" style:list-style-name="WWNum3"/>
    <style:style style:name="P25" style:family="paragraph" style:list-style-name="WWNum4">
      <style:text-properties style:text-underline-style="solid" style:text-underline-width="auto" style:text-underline-color="font-color"/>
    </style:style>
    <style:style style:name="P26" style:family="paragraph" style:list-style-name="WWNum4"/>
    <style:style style:name="T1" style:family="text">
      <style:text-properties officeooo:rsid="000147e8"/>
    </style:style>
    <style:style style:name="T2" style:family="text">
      <style:text-properties officeooo:rsid="00142382"/>
    </style:style>
    <style:style style:name="T3" style:family="text">
      <style:text-properties officeooo:rsid="0015b4e3"/>
    </style:style>
    <style:style style:name="T4" style:family="text">
      <style:text-properties style:font-name="Arial" fo:font-size="14pt" style:font-size-asian="14pt" style:font-name-complex="Arial1" style:font-size-complex="14pt"/>
    </style:style>
    <style:style style:name="T5" style:family="text">
      <style:text-properties style:font-name="Arial" fo:font-size="14pt" officeooo:rsid="0015b4e3" style:font-size-asian="14pt" style:font-name-complex="Arial1" style:font-size-complex="14pt"/>
    </style:style>
    <style:style style:name="T6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7" style:family="text">
      <style:text-properties fo:font-size="14pt" style:font-size-asian="12.25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6">Manual <text:span text:style-name="T2">Técnico</text:span></text:p>
      <text:p text:style-name="P17">Analizador Técnico</text:p>
      <text:p text:style-name="P6"/>
      <text:p text:style-name="P11">El objetivo de este analizador es tratar de usar patrones en expresiones regulares para detectar si una entrada de texto esta bien redactada respetando las reglas del lenguaje.</text:p>
      <text:p text:style-name="P11"/>
      <text:p text:style-name="P11">Una persona podrá ingresar su archivo de texto con el código a analizar y luego al ejecutar el autómata tomara la expresión y verificar su redacción.</text:p>
      <text:p text:style-name="P11"/>
      <text:p text:style-name="P11">Dentro de este proyecto en el frontend se encontrara una pagina de inde<text:span text:style-name="T3">x donde se encontraran dos botones con las opciones de Analizador Léxico o Información del Estudiante.</text:span></text:p>
      <text:p text:style-name="P11"/>
      <text:p text:style-name="P19">Analizador Léxico</text:p>
      <text:p text:style-name="P7"/>
      <text:p text:style-name="P12">Parte lógica del sistema donde se ejecuta en Javascript el autómata para nuestra expresión regular.</text:p>
      <text:p text:style-name="P12"/>
      <text:p text:style-name="P19">Información del Estudiante</text:p>
      <text:p text:style-name="P7"/>
      <text:p text:style-name="P12">Pagina con información básica del estudiante.</text:p>
      <text:p text:style-name="P12"/>
      <text:p text:style-name="P18">Partes que componen al Analizador:</text:p>
      <text:p text:style-name="P20"><text:span text:style-name="T6"/></text:p>
      <text:list xml:id="list352008940" text:style-name="WWNum1">
        <text:list-item>
          <text:p>Dos páginas Web</text:p>
        </text:list-item>
        <text:list-item>
          <text:p>Frontend</text:p>
        </text:list-item>
        <text:list-item>
          <text:p>Backend</text:p>
        </text:list-item>
        <text:list-item>
          <text:p>Información del estudiante o desarrollador</text:p>
        </text:list-item>
        <text:list-item>
          <text:p>Analizador Léxico</text:p>
        </text:list-item>
        <text:list-item>
          <text:p>Historial</text:p>
        </text:list-item>
        <text:list-item>
          <text:p>Autómatas</text:p>
        </text:list-item>
        <text:list-item>
          <text:p>Imágenes de los autómatas</text:p>
        </text:list-item>
        <text:list-item>
          <text:p>Utilización de Node.js</text:p>
          <text:p text:style-name="P21"><text:span text:style-name="T4"/></text:p>
        </text:list-item>
      </text:list>
      <text:p text:style-name="P7"/>
      <text:p text:style-name="P15">Objetivos:</text:p>
      <text:p text:style-name="P15"/>
      <text:p text:style-name="P7">Objetivo General</text:p>
      <text:p text:style-name="P7"/>
      <text:p text:style-name="P12">● Conocer el proceso de análisis léxico realizado por un compilador.</text:p>
      <text:p text:style-name="P12"/>
      <text:p text:style-name="P7">Objetivos Específicos</text:p>
      <text:p text:style-name="P7"/>
      <text:p text:style-name="P12">● Desarrollar una aplicación web con javascript utilizando el backend como el frontend.</text:p>
      <text:p text:style-name="P12">● Desarrollar toda la lógica del analizador léxico en el lado del backend.</text:p>
      <text:p text:style-name="P12">● Desarrollar en el front end la comunicación con el backend para realizar el análisis</text:p>
      <text:p text:style-name="P12">léxico.</text:p>
      <text:p text:style-name="P4"/>
      <text:p text:style-name="P4"/>
      <text:p text:style-name="P4"/>
      <text:p text:style-name="P4"/>
      <text:p text:style-name="P4"><text:soft-page-break/></text:p>
      <text:p text:style-name="P7"><text:span text:style-name="T7">Requisitos:</text:span></text:p>
      <text:list xml:id="list2020833496" text:style-name="WWNum3">
        <text:list-item>
          <text:p>Sistema Operativo (Windows o Linux)</text:p>
        </text:list-item>
        <text:list-item>
          <text:p>Java 1.8.0_201 o compatibles.</text:p>
        </text:list-item>
        <text:list-item>
          <text:p>Visual Studio Code o cualquier otro editor de lenguaje JAVASCRIPT. </text:p>
        </text:list-item>
        <text:list-item>
          <text:p>Node.js.</text:p>
        </text:list-item>
        <text:list-item>
          <text:p>Conocimientos en el lenguaje JAVASCRIPT</text:p>
        </text:list-item>
        <text:list-item>
          <text:p>Repositorio en GITHUB o el proyecto completo.</text:p>
        </text:list-item>
        <text:list-item>
          <text:p>Entender lenguaje JAVASCRIPT (para ver creación de programa).</text:p>
        </text:list-item>
        <text:list-item>
          <text:p>Experiencia previa en páginas web.</text:p>
        </text:list-item>
      </text:list>
      <text:p text:style-name="List_20_Paragraph"/>
      <text:list xml:id="list2782597197" text:style-name="WWNum4">
        <text:list-header>
          <text:p>Elementos para la construcción del programa:</text:p>
        </text:list-header>
      </text:list>
      <text:p text:style-name="List_20_Paragraph"/>
      <text:list xml:id="list224430068186520" text:continue-numbering="true" text:style-name="WWNum4">
        <text:list-item>
          <text:p>Proyecto JAVASCRIPT</text:p>
        </text:list-item>
        <text:list-item>
          <text:p>Packages</text:p>
        </text:list-item>
        <text:list-item>
          <text:p>Package.json </text:p>
        </text:list-item>
        <text:list-item>
          <text:p>Gitignore</text:p>
        </text:list-item>
        <text:list-item>
          <text:p>Backend</text:p>
        </text:list-item>
        <text:list-item>
          <text:p>Métodos de los atributos</text:p>
        </text:list-item>
        <text:list-item>
          <text:p>Express</text:p>
        </text:list-item>
        <text:list-item>
          <text:p>Frontend</text:p>
        </text:list-item>
        <text:list-item>
          <text:p>Routes</text:p>
        </text:list-item>
        <text:list-item>
          <text:p>Matrices</text:p>
        </text:list-item>
        <text:list-item>
          <text:p>Autómatas</text:p>
        </text:list-item>
      </text:list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Arial" fo:font-family="Arial" style:font-family-generic="roman" style:font-pitch="variable" fo:font-size="14pt" fo:font-weight="bold" style:font-name-asian="Calibri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4pt" fo:font-weight="bold" style:font-name-asian="Calibri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7:41:51.333992129</meta:creation-date>
    <dc:date>2019-10-11T22:44:28.569012838</dc:date>
    <meta:editing-duration>PT4H51M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293" meta:character-count="1796" meta:non-whitespace-character-count="1578"/>
  </office:meta>
</office:document-meta>
</file>